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3520f5" officeooo:paragraph-rsid="00302034"/>
    </style:style>
    <style:style style:name="P2" style:family="paragraph" style:parent-style-name="Text_20_body">
      <style:text-properties officeooo:paragraph-rsid="00244d3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itle">
      <style:text-properties officeooo:paragraph-rsid="00244d3c"/>
    </style:style>
    <style:style style:name="T1" style:family="text">
      <style:text-properties officeooo:rsid="0028a5b2"/>
    </style:style>
    <style:style style:name="T2" style:family="text">
      <style:text-properties officeooo:rsid="002f4dad"/>
    </style:style>
    <style:style style:name="T3" style:family="text">
      <style:text-properties officeooo:rsid="0036c4ac"/>
    </style:style>
    <style:style style:name="T4" style:family="text">
      <style:text-properties officeooo:rsid="0037fef2"/>
    </style:style>
    <style:style style:name="T5" style:family="text">
      <style:text-properties officeooo:rsid="0039068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ODULO <text:span text:style-name="T1">3</text:span> – <text:span text:style-name="T5">Extras<text:line-break/>RASPBERRY PI </text:span><text:span text:style-name="T3"><text:s/></text:span></text:p>
      <text:p text:style-name="P2"/>
      <text:p text:style-name="P2"><text:span text:style-name="Strong_20_Emphasis">La Raspberry Pi es una serie de microordenadores de bajo costo y tamaño reducido desarrollados en el Reino Unido. Fueron creados con el objetivo de promover la enseñanza de la informática básica en escuelas y países en desarrollo, aunque su uso se ha extendido a una amplia variedad de proyectos debido a su versatilidad y precio accesible. </text:span></text:p>
      <text:p text:style-name="Text_20_body"><text:span text:style-name="Strong_20_Emphasis">Procesadores utilizados:</text:span> A lo largo de sus diferentes modelos, la Raspberry Pi ha incorporado diversos procesadores:</text:p>
      <text:list text:style-name="L1">
        <text:list-item>
          <text:p text:style-name="P4"><text:span text:style-name="Strong_20_Emphasis">Raspberry Pi 1</text:span>: ARM11 a 700 MHz. </text:p>
        </text:list-item>
        <text:list-item>
          <text:p text:style-name="P4"><text:span text:style-name="Strong_20_Emphasis">Raspberry Pi 2</text:span>: ARM Cortex-A7 de cuatro núcleos a 900 MHz. </text:p>
        </text:list-item>
        <text:list-item>
          <text:p text:style-name="P4"><text:span text:style-name="Strong_20_Emphasis">Raspberry Pi 3</text:span>: ARM Cortex-A53 de cuatro núcleos a 1.2 GHz. </text:p>
        </text:list-item>
        <text:list-item>
          <text:p text:style-name="P4"><text:span text:style-name="Strong_20_Emphasis">Raspberry Pi 4</text:span>: ARM Cortex-A72 de cuatro núcleos a 1.5 GHz. </text:p>
        </text:list-item>
        <text:list-item>
          <text:p text:style-name="P3"><text:span text:style-name="Strong_20_Emphasis">Raspberry Pi 5</text:span>: ARM Cortex-A76 de cuatro núcleos a 2.4 GHz. </text:p>
        </text:list-item>
      </text:list>
      <text:p text:style-name="Text_20_body"><text:span text:style-name="Strong_20_Emphasis">Instalación de un sistema operativo:</text:span> Para instalar un sistema operativo en una Raspberry Pi, se suelen seguir estos pasos:</text:p>
      <text:list text:style-name="L2">
        <text:list-item>
          <text:p text:style-name="P6"><text:span text:style-name="Strong_20_Emphasis">Descarga</text:span> la imagen del sistema operativo deseado desde el sitio oficial o fuentes confiables. </text:p>
        </text:list-item>
        <text:list-item>
          <text:p text:style-name="P6"><text:span text:style-name="Strong_20_Emphasis">Graba</text:span> la imagen en una tarjeta microSD utilizando herramientas como <text:a xlink:type="simple" xlink:href="https://www.raspberrypi.com/software/" text:style-name="Internet_20_link" text:visited-style-name="Visited_20_Internet_20_Link">Raspberry Pi Imager</text:a> o <text:a xlink:type="simple" xlink:href="https://www.balena.io/etcher/" text:style-name="Internet_20_link" text:visited-style-name="Visited_20_Internet_20_Link">balenaEtcher</text:a>. </text:p>
        </text:list-item>
        <text:list-item>
          <text:p text:style-name="P6"><text:span text:style-name="Strong_20_Emphasis">Inserta</text:span> la tarjeta microSD en la Raspberry Pi. </text:p>
        </text:list-item>
        <text:list-item>
          <text:p text:style-name="P6"><text:span text:style-name="Strong_20_Emphasis">Conecta</text:span> los periféricos necesarios (teclado, ratón, monitor) y la fuente de alimentación. </text:p>
        </text:list-item>
        <text:list-item>
          <text:p text:style-name="P5"><text:span text:style-name="Strong_20_Emphasis">Enciende</text:span> la Raspberry Pi; el sistema operativo debería arrancar automáticamente. </text:p>
        </text:list-item>
      </text:list>
      <text:p text:style-name="Text_20_body"><text:span text:style-name="Strong_20_Emphasis">Utilidades de la Raspberry Pi:</text:span> La Raspberry Pi es extremadamente versátil y se utiliza en una amplia gama de proyectos, tales como:</text:p>
      <text:list text:style-name="L3">
        <text:list-item>
          <text:p text:style-name="P8"><text:span text:style-name="Strong_20_Emphasis">Centro multimedia</text:span>: Utilizando software como Kodi. </text:p>
        </text:list-item>
        <text:list-item>
          <text:p text:style-name="P8"><text:span text:style-name="Strong_20_Emphasis">Servidor web</text:span>: Alojando sitios web ligeros. </text:p>
        </text:list-item>
        <text:list-item>
          <text:p text:style-name="P8"><text:span text:style-name="Strong_20_Emphasis">Estación de aprendizaje de programación</text:span>: Para lenguajes como Python, JavaScript, entre otros. </text:p>
        </text:list-item>
        <text:list-item>
          <text:p text:style-name="P8"><text:span text:style-name="Strong_20_Emphasis">Automatización del hogar</text:span>: Control de dispositivos inteligentes. </text:p>
        </text:list-item>
        <text:list-item>
          <text:p text:style-name="P7"><text:span text:style-name="Strong_20_Emphasis">Proyectos de electrónica y robótica</text:span>: Control de sensores y actuadores. </text:p>
        </text:list-item>
      </text:list>
      <text:p text:style-name="Text_20_body"><text:span text:style-name="Strong_20_Emphasis">Tipos de Raspberry Pi:</text:span> Existen varios modelos de Raspberry Pi, entre los más destacados se encuentran:</text:p>
      <text:list text:style-name="L4">
        <text:list-item>
          <text:p text:style-name="P10"><text:span text:style-name="Strong_20_Emphasis">Raspberry Pi 1 Model A/B</text:span>: Los primeros modelos lanzados. </text:p>
        </text:list-item>
        <text:list-item>
          <text:p text:style-name="P10"><text:span text:style-name="Strong_20_Emphasis">Raspberry Pi 2 Model B</text:span>: Mejora en rendimiento respecto al modelo original. </text:p>
        </text:list-item>
        <text:list-item>
          <text:p text:style-name="P10"><text:span text:style-name="Strong_20_Emphasis">Raspberry Pi 3 Model B/B+</text:span>: Incluye conectividad Wi-Fi y Bluetooth integrados. </text:p>
        </text:list-item>
        <text:list-item>
          <text:p text:style-name="P10"><text:span text:style-name="Strong_20_Emphasis">Raspberry Pi 4 Model B</text:span>: Ofrece opciones de mayor memoria RAM y puertos USB 3.0. </text:p>
        </text:list-item>
        <text:list-item>
          <text:p text:style-name="P10"><text:span text:style-name="Strong_20_Emphasis">Raspberry Pi 5</text:span>: Último modelo con mejoras significativas en rendimiento y capacidad de expansión. <text:s/></text:p>
        </text:list-item>
        <text:list-item>
          <text:p text:style-name="P10"><text:soft-page-break/><text:span text:style-name="Strong_20_Emphasis">Raspberry Pi Zero</text:span>: Versión de menor tamaño y costo, adecuada para proyectos compactos. </text:p>
        </text:list-item>
        <text:list-item>
          <text:p text:style-name="P9"><text:span text:style-name="Strong_20_Emphasis">Raspberry Pi Pico</text:span>: Basada en el microcontrolador RP2040, ideal para proyectos de electrónica y control. </text:p>
        </text:list-item>
      </text:list>
      <text:p text:style-name="Text_20_body"><text:span text:style-name="Strong_20_Emphasis">¿Ordenadores o microcontroladores?</text:span> La mayoría de los modelos de Raspberry Pi son <text:span text:style-name="Strong_20_Emphasis">ordenadores de placa única</text:span> (SBC), capaces de ejecutar sistemas operativos completos y manejar múltiples tareas. Sin embargo, la <text:span text:style-name="Strong_20_Emphasis">Raspberry Pi Pico</text:span> es un <text:span text:style-name="Strong_20_Emphasis">microcontrolador</text:span>, diseñado para tareas específicas de control y aplicaciones en tiempo real. </text:p>
      <text:p text:style-name="Text_20_body"><text:span text:style-name="Strong_20_Emphasis">Alternativas:</text:span> Existen otras plataformas similares a la Raspberry Pi, entre las más conocidas se encuentran:</text:p>
      <text:list text:style-name="L5">
        <text:list-item>
          <text:p text:style-name="P12"><text:span text:style-name="Strong_20_Emphasis">Arduino</text:span>: Plataforma de hardware libre basada en microcontroladores, ideal para proyectos de electrónica y prototipado rápido. A diferencia de la Raspberry Pi, Arduino no ejecuta un sistema operativo completo.</text:p>
        </text:list-item>
        <text:list-item>
          <text:p text:style-name="P12"><text:span text:style-name="Strong_20_Emphasis">BeagleBone</text:span>: Ordenador de placa única con características similares a la Raspberry Pi, utilizado en proyectos de hardware y software. </text:p>
        </text:list-item>
        <text:list-item>
          <text:p text:style-name="P11"><text:span text:style-name="Strong_20_Emphasis">ESP32</text:span>: Microcontrolador con conectividad Wi-Fi y Bluetooth, popular en proyectos de IoT. </text:p>
        </text:list-item>
      </text:list>
      <text:p text:style-name="Text_20_body">Estas alternativas ofrecen diferentes características y capacidades, por lo que la elección entre ellas dependerá de los requisitos específicos de cada proyecto.</text:p>
      <text:p text:style-name="P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9T17:42:21.622672438</dc:date>
    <meta:editing-duration>PT4H42M50S</meta:editing-duration>
    <meta:editing-cycles>32</meta:editing-cycles>
    <meta:generator>LibreOffice/24.2.2.2$Linux_X86_64 LibreOffice_project/d56cc158d8a96260b836f100ef4b4ef25d6f1a01</meta:generator>
    <meta:print-date>2025-02-19T17:39:13.971565807</meta:print-date>
    <meta:printed-by>Archivos PDF</meta:printed-by>
    <meta:document-statistic meta:table-count="0" meta:image-count="0" meta:object-count="0" meta:page-count="2" meta:paragraph-count="34" meta:word-count="544" meta:character-count="3488" meta:non-whitespace-character-count="2973"/>
  </office:meta>
</office:document-meta>
</file>